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style="italic"/>
    </style:style>
    <style:style style:name="T4" style:family="text">
      <style:text-properties style:text-underline-style="solid" style:text-underline-width="auto" style:text-underline-color="font-color"/>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pan text:style-name="T2">ANCHO CHILE MEXICAN HAMBURGERS WITH LIME AIOLI</text:span><text:line-break/>Hamburguesas con Chile Ancho y Aioli de Limon<text:line-break/>Serves 8<text:line-break/><text:line-break/><text:span text:style-name="T2">INGREDIENTS</text:span><text:line-break/>1 1/2 lbs ground beef<text:line-break/>1 1/2 lbs ground veal<text:line-break/>1 1/2 cup white onion, roughly chopped<text:line-break/>3 garlic cloves<text:line-break/>4 ancho chiles,<text:span text:style-name="T4"> </text:span>rinsed, stemmed, seeded<text:line-break/>1 1/2 tsp kosher or sea salt, or to taste<text:line-break/>1/2 tsp black pepper, freshly ground, or to taste<text:line-break/>2 eggs, lightly beaten<text:line-break/>Vegetable oil<text:line-break/><text:line-break/><text:span text:style-name="T2">Lime Aioli</text:span><text:line-break/>1 cup mayonnaise<text:line-break/>Juice of 1 lime, about 2 tbsp<text:line-break/>1 tsp grated lime rind<text:line-break/>3 garlic cloves, pressed or finely minced<text:line-break/>1 tsp kosher or sea salt<text:line-break/>1/4 tsp black pepper<text:line-break/><text:line-break/><text:span text:style-name="T2">Garnishes</text:span><text:line-break/>8 hamburger buns<text:line-break/>Yellow mustard<text:line-break/>Ketchup<text:line-break/>2 red tomatoes, sliced<text:line-break/>8 iceberg or romaine lettuce leaves, rinsed and dried<text:line-break/>1/2 white onion, sliced<text:line-break/><text:line-break/><text:span text:style-name="T2">TO PREPARE</text:span><text:line-break/>Place chiles in a small bowl and cover with boiling hot water.  Let it soak for 10 to 15 minutes.  Places chiles in the blender along with 1/2 cup of the soaking liquid, onion and garlic, and puree until smooth.<text:line-break/><text:line-break/>In a mixing bowl, combine the ground beef and veal.  Add the chile mixture, two lightly beaten eggs, salt and pepper.  Mix until it is all well incorporated.<text:line-break/><text:line-break/>Heat the grill or pan over medium heat until very hot and brush some oil. With your hands, mold the patties and place them on the hot grill or pan.  Cook for about 4 to 6 minutes per side, depending on how well cooked you like your burgers.<text:line-break/><text:line-break/>To make the lime aioli, place everything in a mixing bowl, and just mix it all up!<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robertm </meta:initial-creator>
    <meta:creation-date>2011-05-26T02:02:22</meta:creation-date>
    <dc:date>2011-05-26T02:04:46</dc:date>
    <dc:creator>robertm </dc:creator>
    <meta:editing-duration>PT2M24S</meta:editing-duration>
    <meta:editing-cycles>2</meta:editing-cycles>
    <meta:generator>LibreOffice/3.3$Unix LibreOffice_project/330m19$Build-202</meta:generator>
    <meta:document-statistic meta:table-count="0" meta:image-count="0" meta:object-count="0" meta:page-count="1" meta:paragraph-count="1" meta:word-count="262" meta:character-count="1414"/>
  </office:meta>
</office:document-meta>
</file>